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8cm"/>
    </style:style>
    <style:style style:name="gr3" style:family="graphic" style:parent-style-name="standard">
      <style:graphic-properties draw:stroke="none" svg:stroke-color="#000000" draw:fill="none" draw:fill-color="#ffffff" fo:min-height="2.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32cm" svg:y1="0.968cm" svg:x2="1.032cm" svg:y2="19.973cm" svg:d="M1032 968v19005" svg:viewBox="0 0 1 19006">
          <text:p/>
        </draw:connector>
        <draw:connector draw:style-name="gr1" draw:text-style-name="P1" xml:id="id3" draw:id="id3" draw:layer="layout" draw:type="line" svg:x1="1.032cm" svg:y1="0.968cm" svg:x2="28.717cm" svg:y2="0.968cm" draw:start-shape="id1" draw:start-glue-point="2" svg:d="M1032 968h27685" svg:viewBox="0 0 27686 1">
          <text:p/>
        </draw:connector>
        <draw:connector draw:style-name="gr1" draw:text-style-name="P1" draw:layer="layout" draw:type="line" svg:x1="1.032cm" svg:y1="19.973cm" svg:x2="25.038cm" svg:y2="19.973cm" draw:start-shape="id1" draw:start-glue-point="3" svg:d="M1032 19973h24006" svg:viewBox="0 0 24007 1">
          <text:p/>
        </draw:connector>
        <draw:connector draw:style-name="gr1" draw:text-style-name="P1" xml:id="id2" draw:id="id2" draw:layer="layout" draw:type="line" svg:x1="28.684cm" svg:y1="20.037cm" svg:x2="27.007cm" svg:y2="20.005cm" svg:d="M28684 20037l-1677-32" svg:viewBox="0 0 1678 33">
          <text:p/>
        </draw:connector>
        <draw:connector draw:style-name="gr1" draw:text-style-name="P1" draw:layer="layout" draw:type="line" svg:x1="27.845cm" svg:y1="20.021cm" svg:x2="27.845cm" svg:y2="20.021cm" draw:start-shape="id2" draw:start-glue-point="0" draw:end-shape="id2" draw:end-glue-point="0" svg:d="M27845 20021z" svg:viewBox="0 0 1 1">
          <text:p/>
        </draw:connector>
        <draw:connector draw:style-name="gr1" draw:text-style-name="P1" xml:id="id4" draw:id="id4" draw:layer="layout" draw:type="line" svg:x1="28.684cm" svg:y1="20.037cm" svg:x2="28.652cm" svg:y2="11.035cm" draw:start-shape="id2" draw:start-glue-point="2" svg:d="M28684 20037l-32-9002" svg:viewBox="0 0 33 9003">
          <text:p/>
        </draw:connector>
        <draw:connector draw:style-name="gr1" draw:text-style-name="P1" draw:layer="layout" draw:type="line" svg:x1="28.717cm" svg:y1="0.968cm" svg:x2="28.717cm" svg:y2="9.002cm" draw:start-shape="id3" draw:start-glue-point="3" svg:d="M28717 968v8034" svg:viewBox="0 0 1 8035">
          <text:p/>
        </draw:connector>
        <draw:connector draw:style-name="gr1" draw:text-style-name="P1" draw:layer="layout" draw:type="line" svg:x1="29.588cm" svg:y1="8.97cm" svg:x2="27.039cm" svg:y2="9.002cm" svg:d="M29588 8970l-2549 32" svg:viewBox="0 0 2550 33">
          <text:p/>
        </draw:connector>
        <draw:connector draw:style-name="gr1" draw:text-style-name="P1" draw:layer="layout" draw:type="line" svg:x1="28.652cm" svg:y1="11.035cm" svg:x2="29.652cm" svg:y2="11.003cm" draw:start-shape="id4" draw:start-glue-point="3" svg:d="M28652 11035l1000-32" svg:viewBox="0 0 1001 33">
          <text:p/>
        </draw:connector>
        <draw:connector draw:style-name="gr1" draw:text-style-name="P1" draw:layer="layout" draw:type="line" svg:x1="1cm" svg:y1="10.938cm" svg:x2="24.974cm" svg:y2="11.035cm" svg:d="M1000 10938l23974 97" svg:viewBox="0 0 23975 98">
          <text:p/>
        </draw:connector>
        <draw:connector draw:style-name="gr1" draw:text-style-name="P1" draw:layer="layout" draw:type="line" svg:x1="28.652cm" svg:y1="11.035cm" svg:x2="26.942cm" svg:y2="11.035cm" draw:start-shape="id4" draw:start-glue-point="3" svg:d="M28652 11035h-1710" svg:viewBox="0 0 1711 1">
          <text:p/>
        </draw:connector>
        <draw:connector draw:style-name="gr1" draw:text-style-name="P1" draw:layer="layout" draw:type="line" svg:x1="25.038cm" svg:y1="11.971cm" svg:x2="25.006cm" svg:y2="9.97cm" svg:d="M25038 11971l-32-2001" svg:viewBox="0 0 33 2002">
          <text:p/>
        </draw:connector>
        <draw:connector draw:style-name="gr1" draw:text-style-name="P1" draw:layer="layout" draw:type="line" svg:x1="27.039cm" svg:y1="20.941cm" svg:x2="26.974cm" svg:y2="18.037cm" svg:d="M27039 20941l-65-2904" svg:viewBox="0 0 66 2905">
          <text:p/>
        </draw:connector>
        <draw:connector draw:style-name="gr1" draw:text-style-name="P1" draw:layer="layout" draw:type="line" svg:x1="25.071cm" svg:y1="20.941cm" svg:x2="25.006cm" svg:y2="18.037cm" svg:d="M25071 20941l-65-2904" svg:viewBox="0 0 66 2905">
          <text:p/>
        </draw:connector>
        <draw:frame draw:style-name="gr2" draw:text-style-name="P2" draw:layer="layout" svg:width="13.6cm" svg:height="3.05cm" svg:x="7.7cm" svg:y="4.65cm">
          <draw:text-box>
            <text:p text:style-name="P2"><text:span text:style-name="T1">Cmt cia CCSV</text:span></text:p>
          </draw:text-box>
        </draw:frame>
        <draw:frame draw:style-name="gr3" draw:text-style-name="P2" draw:layer="layout" svg:width="16.9cm" svg:height="2.95cm" svg:x="7.2cm" svg:y="14.6cm">
          <draw:text-box>
            <text:p text:style-name="P2"><text:span text:style-name="T1">Sargenteação CCSV</text:span></text:p>
          </draw:text-box>
        </draw:frame>
        <draw:custom-shape draw:style-name="gr4" draw:text-style-name="P1" draw:layer="layout" svg:width="1cm" svg:height="1.164cm" svg:x="19.9cm" svg:y="18.8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.164cm" svg:x="19.9cm" svg:y="17.6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.164cm" svg:x="1cm" svg:y="16.1cm">
          <text:p text:style-name="P1">0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.164cm" svg:x="2cm" svg:y="16.1cm">
          <text:p text:style-name="P1">0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.164cm" svg:x="8.1cm" svg:y="11.036cm">
          <text:p text:style-name="P1">0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.164cm" svg:x="8.1cm" svg:y="12.236cm">
          <text:p text:style-name="P1">06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.164cm" svg:x="20cm" svg:y="9.836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.164cm" svg:x="20cm" svg:y="9.836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.164cm" svg:x="20cm" svg:y="8.7cm">
          <text:p text:style-name="P1">08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4T12:54:47.594072791</meta:creation-date>
    <dc:date>2016-07-04T14:14:41.965118020</dc:date>
    <dc:creator>SD Canto</dc:creator>
    <meta:editing-duration>PT1H4M44S</meta:editing-duration>
    <meta:editing-cycles>1</meta:editing-cycles>
    <meta:document-statistic meta:object-count="25"/>
    <meta:generator>LibreOffice/4.2.8.2$Linux_x86 LibreOffice_project/420m0$Build-2</meta:generator>
  </office:meta>
</office:document-meta>
</file>